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0" table:allow-empty-cell="true" table:base-cell-address="Sheet1.F1">
          <table:error-message table:message-type="stop" table:display="true"/>
        </table:content-validation>
        <table:content-validation table:name="val2" table:condition="of:cell-content-is-in-list(&quot;Unknown&quot;;&quot;Day&quot;;&quot;Week&quot;;&quot;Month&quot;)" table:allow-empty-cell="true" table:display-list="unsorted" table:base-cell-address="Sheet1.G1">
          <table:error-message table:message-type="stop" table:display="true"/>
        </table:content-validation>
        <table:content-validation table:name="val3" table:condition="of:cell-content-is-in-list(&quot;Unknown&quot;;&quot;Male&quot;;&quot;Female&quot;)" table:allow-empty-cell="true" table:display-list="unsorted" table:base-cell-address="Sheet1.H1">
          <table:error-message table:message-type="stop" table:display="true"/>
        </table:content-validation>
        <table:content-validation table:name="val4" table:condition="of:cell-content-is-in-list(&quot;Unknown&quot;;&quot;Coronal&quot;;&quot;Sagital&quot;;&quot;Axial&quot;)" table:allow-empty-cell="true" table:display-list="unsorted" table:base-cell-address="Sheet1.L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44" table:default-cell-style-name="ce2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office:value-type="string" calcext:value-type="string">
            <text:p>transgenic_line_name</text:p>
          </table:table-cell>
          <table:table-cell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_substructure</text:p>
          </table:table-cell>
          <table:table-cell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12/050036861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66/0500368666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086/0500373086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257/050037325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82/050036858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42/050037084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267/050037226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69/050036866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963/050036896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523/050037052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63/050037116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819/050037281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519/050037251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425/050037342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70/050037197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72/050036867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r5a1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3/050036994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tsr1-Cre_GN2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185/050037318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tsr1-Cre_GN2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44/050037084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58/050036855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78/050036867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valb-IRES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184/050037018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687/050036968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59/050037115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309/050037030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266/0500369266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24/050037082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04/050037080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cnn1a-Tg3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83/050037118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60/050036856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62/050036856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im1-Cre_KJ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84/050037198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im1-Cre_KJ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769/050037176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021/050036902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513/050036951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881/050036988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433/050037043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84/050037088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32a1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512/050037051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32a1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62/050037076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934/050037093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300/050037330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369/050037336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98/050036859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25/050037112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631/050037263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915/050036891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194/050037219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158/050036915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068/050037206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088/050037308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781/050037178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ac1-IRES2-C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80/050037078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ac1-IRES2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14/050037071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h-Cre_FI17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605/050037160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lx3-Cre_PL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67/050037196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lx3-Cre_PL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607/050037060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802/050036980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6/0500369946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9/050036994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781/050037278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650/050037165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/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865/0500368865-0INDEX.jp2</text:p>
          </table:table-cell>
          <table:table-cell table:number-columns-repeated="241"/>
          <table:table-cell table:style-name="ce2" table:number-columns-repeated="2"/>
        </table:table-row>
        <table:table-row table:style-name="ro1" table:number-rows-repeated="104851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7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5:19:09.049811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2:02:17.067027800</meta:creation-date>
    <dc:creator>jacob </dc:creator>
    <dc:date>2018-07-24T15:38:33.540766644</dc:date>
    <meta:editing-cycles>14</meta:editing-cycles>
    <meta:editing-duration>PT1H54S</meta:editing-duration>
    <meta:generator>LibreOffice/4.2.8.2$Linux_X86_64 LibreOffice_project/420m0$Build-2</meta:generator>
    <meta:document-statistic meta:table-count="1" meta:cell-count="898" meta:object-count="0"/>
  </office:meta>
</office:document-meta>
</file>